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688e" officeooo:paragraph-rsid="000b6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05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9:49:16.730225078</meta:creation-date>
    <dc:date>2020-05-11T09:49:40.158556628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7.3$Linux_X86_64 LibreOffice_project/00m0$Build-3</meta:generator>
  </office:meta>
</office:document-meta>
</file>